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13f0" officeooo:paragraph-rsid="00414355"/>
    </style:style>
    <style:style style:name="P2" style:family="paragraph" style:parent-style-name="Text_20_body">
      <style:text-properties officeooo:rsid="002313f0" officeooo:paragraph-rsid="00414355"/>
    </style:style>
    <style:style style:name="P3" style:family="paragraph" style:parent-style-name="Heading_20_1" style:master-page-name="Right_20_Page">
      <style:paragraph-properties style:page-number="auto"/>
      <style:text-properties officeooo:rsid="002313f0" officeooo:paragraph-rsid="00414355"/>
    </style:style>
    <style:style style:name="P4" style:family="paragraph" style:parent-style-name="Heading_20_3">
      <style:text-properties officeooo:paragraph-rsid="00414355"/>
    </style:style>
    <style:style style:name="P5" style:family="paragraph" style:parent-style-name="Heading_20_3">
      <style:paragraph-properties fo:break-before="page"/>
      <style:text-properties officeooo:rsid="002313f0" officeooo:paragraph-rsid="00414355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2313f0"/>
    </style:style>
    <style:style style:name="T4" style:family="text">
      <style:text-properties officeooo:rsid="004146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Wake Me Up</text:h>
      <text:h text:style-name="Heading_20_2" text:outline-level="2">(<text:span text:style-name="T3">Avicii</text:span>)</text:h>
      <text:p text:style-name="Text_20_body">Time Signature: <text:span text:style-name="T1">4</text:span>/4</text:p>
      <text:p text:style-name="Text_20_body">Chords: <text:span text:style-name="T2">Am, C, D, E, G7</text:span></text:p>
      <text:p text:style-name="Text_20_body">Tempo: 1<text:span text:style-name="T2">1</text:span>0 - 1<text:span text:style-name="T2">3</text:span>0 BPM</text:p>
      <text:h text:style-name="P5" text:outline-level="3">[INTRO]</text:h>
      <text:p text:style-name="P1">Am F C G7</text:p>
      <text:p text:style-name="P1">Am F C E <text:s/></text:p>
      <text:p text:style-name="P1">Am F C G7</text:p>
      <text:p text:style-name="P1">Am F C E <text:s/></text:p>
      <text:h text:style-name="P4" text:outline-level="3">[VERSE 1]</text:h>
      <text:p text:style-name="P1">Am <text:s text:c="7"/>F <text:s text:c="16"/>C <text:s text:c="11"/>C</text:p>
      <text:p text:style-name="P1">Feeling my way through the darkness</text:p>
      <text:p text:style-name="P1">Am <text:s text:c="7"/>F <text:s text:c="16"/>C <text:s text:c="11"/>C</text:p>
      <text:p text:style-name="P1">Guided by a beating heart</text:p>
      <text:p text:style-name="P1">Am <text:s text:c="6"/>F <text:s text:c="17"/>C <text:s text:c="11"/>C</text:p>
      <text:p text:style-name="P1">I can't tell where the journey will end</text:p>
      <text:p text:style-name="P1">Am <text:s text:c="5"/>F <text:s text:c="18"/>C <text:s text:c="11"/>C</text:p>
      <text:p text:style-name="P1">But I know where to start</text:p>
      <text:p text:style-name="P1">Am <text:s text:c="6"/>F <text:s text:c="17"/>C <text:s text:c="11"/>C</text:p>
      <text:p text:style-name="P1">They tell me I'm too young to understand</text:p>
      <text:p text:style-name="P1">Am <text:s text:c="5"/>F <text:s text:c="18"/>C <text:s text:c="11"/>C</text:p>
      <text:p text:style-name="P1">They say I'm caught up in a dream</text:p>
      <text:p text:style-name="P1">Am <text:s text:c="6"/>F <text:s text:c="15"/></text:p>
      <text:p text:style-name="P1">Well life will pass me by </text:p>
      <text:p text:style-name="P1"><text:s text:c="3"/>C <text:s text:c="16"/>C</text:p>
      <text:p text:style-name="P1">if I don't open up my eyes</text:p>
      <text:p text:style-name="P1">Am <text:s text:c="5"/>F <text:s text:c="16"/>C <text:s text:c="6"/>C</text:p>
      <text:p text:style-name="P1">Well that's fine by me</text:p>
      <text:h text:style-name="P4" text:outline-level="3">[CHORUS]</text:h>
      <text:p text:style-name="P1">Am <text:s text:c="5"/>F <text:s text:c="15"/>C <text:s text:c="9"/>G7</text:p>
      <text:p text:style-name="P1">So wake me up when it's all over</text:p>
      <text:p text:style-name="P1">Am <text:s text:c="5"/>F <text:s text:c="15"/>C <text:s text:c="9"/>E</text:p>
      <text:p text:style-name="P1">When I'm wiser and I'm older</text:p>
      <text:p text:style-name="P1">Am <text:s text:c="5"/>F <text:s text:c="15"/>C <text:s text:c="9"/>G7</text:p>
      <text:p text:style-name="P1">All this time I was finding myself</text:p>
      <text:p text:style-name="P1">Am <text:s text:c="5"/>F <text:s text:c="15"/>C <text:s text:c="9"/>E</text:p>
      <text:p text:style-name="P1">And I didn't know I was lost</text:p>
      <text:p text:style-name="P1">Am <text:s text:c="5"/>F <text:s text:c="15"/>C <text:s text:c="9"/>G7</text:p>
      <text:p text:style-name="P1">So wake me up when it's all over</text:p>
      <text:p text:style-name="P1">Am <text:s text:c="5"/>F <text:s text:c="15"/>C <text:s text:c="9"/>E</text:p>
      <text:p text:style-name="P1">When I'm wiser and I'm older</text:p>
      <text:p text:style-name="P1">Am <text:s text:c="5"/>F <text:s text:c="15"/>C <text:s text:c="9"/>G7</text:p>
      <text:p text:style-name="P1">All this time I was finding myself</text:p>
      <text:p text:style-name="P1">Am <text:s text:c="5"/>F <text:s text:c="15"/>C <text:s text:c="9"/>E</text:p>
      <text:p text:style-name="P1">And I didn't know I was lost</text:p>
      <text:h text:style-name="P4" text:outline-level="3"><text:soft-page-break/>[BRIDGE]</text:h>
      <text:h text:style-name="P4" text:outline-level="3">[VERSE 2]</text:h>
      <text:p text:style-name="P1">Am <text:s text:c="7"/>F <text:s text:c="16"/>C <text:s text:c="15"/>C</text:p>
      <text:p text:style-name="P1">I tried carrying the weight of the world</text:p>
      <text:p text:style-name="P1">Am <text:s text:c="7"/>F <text:s text:c="16"/>C <text:s text:c="15"/>C</text:p>
      <text:p text:style-name="P1">But I only have two hands</text:p>
      <text:p text:style-name="P1">Am <text:s text:c="7"/>F <text:s text:c="16"/>C <text:s text:c="15"/>C</text:p>
      <text:p text:style-name="P1">Hope I get the chance to travel the world</text:p>
      <text:p text:style-name="P1">Am <text:s text:c="7"/>F <text:s text:c="16"/>C <text:s text:c="15"/>C</text:p>
      <text:p text:style-name="P1">But I don't have any plans</text:p>
      <text:p text:style-name="P1">Am <text:s text:c="7"/>F <text:s text:c="16"/>C <text:s text:c="15"/>C</text:p>
      <text:p text:style-name="P1">Wish that I could stay forever this young</text:p>
      <text:p text:style-name="P1">Am <text:s text:c="7"/>F <text:s text:c="16"/>C <text:s text:c="15"/>C</text:p>
      <text:p text:style-name="P1">Not afraid to close my eyes</text:p>
      <text:p text:style-name="P1">Am <text:s text:c="7"/>F <text:s text:c="16"/>C <text:s text:c="15"/>C</text:p>
      <text:p text:style-name="P1">Life's a game made for everyone</text:p>
      <text:p text:style-name="P1">Am <text:s text:c="7"/>F <text:s text:c="16"/>C <text:s text:c="15"/>C</text:p>
      <text:p text:style-name="P1">And love is the prize</text:p>
      <text:h text:style-name="P4" text:outline-level="3">[CHORUS]</text:h>
      <text:p text:style-name="P1">Am <text:s text:c="5"/>F <text:s text:c="15"/>C <text:s text:c="9"/>G7</text:p>
      <text:p text:style-name="P1">So wake me up when it's all over</text:p>
      <text:p text:style-name="P1">Am <text:s text:c="5"/>F <text:s text:c="15"/>C <text:s text:c="9"/>E</text:p>
      <text:p text:style-name="P1">When I'm wiser and I'm older</text:p>
      <text:p text:style-name="P1">Am <text:s text:c="5"/>F <text:s text:c="15"/>C <text:s text:c="9"/>G7</text:p>
      <text:p text:style-name="P1">All this time I was finding myself</text:p>
      <text:p text:style-name="P1">Am <text:s text:c="5"/>F <text:s text:c="15"/>C <text:s text:c="9"/>E</text:p>
      <text:p text:style-name="P1">And I didn't know I was lost</text:p>
      <text:p text:style-name="P1">Am <text:s text:c="5"/>F <text:s text:c="15"/>C <text:s text:c="9"/>G7</text:p>
      <text:p text:style-name="P1">So wake me up when it's all over</text:p>
      <text:p text:style-name="P1">Am <text:s text:c="5"/>F <text:s text:c="15"/>C <text:s text:c="9"/>E</text:p>
      <text:p text:style-name="P1">When I'm wiser and I'm older</text:p>
      <text:p text:style-name="P1">Am <text:s text:c="5"/>F <text:s text:c="15"/>C <text:s text:c="9"/>G7</text:p>
      <text:p text:style-name="P1">All this time I was finding myself</text:p>
      <text:p text:style-name="P1">Am <text:s text:c="5"/>F <text:s text:c="15"/>C <text:s text:c="9"/>E</text:p>
      <text:p text:style-name="P1">And I didn't know I was lost</text:p>
      <text:h text:style-name="P4" text:outline-level="3">[BRIDGE] <text:span text:style-name="T4">(x3)</text:span></text:h>
      <text:p text:style-name="P1">Am <text:s text:c="5"/>F <text:s text:c="15"/>C <text:s text:c="9"/>C</text:p>
      <text:p text:style-name="P1">Didn't know I was lost</text:p>
      <text:h text:style-name="Heading_20_3" text:outline-level="3">[OUTRO]</text:h>
      <text:p text:style-name="P1">Am <text:s text:c="5"/>F <text:s text:c="15"/>C <text:s text:c="9"/>C</text:p>
      <text:p text:style-name="P1">I didn't know (didn't know, didn't know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4M40S</meta:editing-duration>
    <meta:editing-cycles>48</meta:editing-cycles>
    <meta:generator>LibreOffice/5.2.5.1$MacOSX_X86_64 LibreOffice_project/0312e1a284a7d50ca85a365c316c7abbf20a4d22</meta:generator>
    <dc:title>Lyrics + Chords</dc:title>
    <dc:date>2017-04-06T10:55:43.876134000</dc:date>
    <meta:print-date>2017-04-03T12:23:29.985893000</meta:print-date>
    <meta:document-statistic meta:table-count="0" meta:image-count="0" meta:object-count="0" meta:page-count="3" meta:paragraph-count="87" meta:word-count="418" meta:character-count="2637" meta:non-whitespace-character-count="120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